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ans" svg:font-family="'Noto Sans', sans-serif"/>
    <style:font-face style:name="Trebuchet MS" svg:font-family="'Trebuchet MS', Verdana, sans-serif"/>
    <style:font-face style:name="Verdana" svg:font-family="Verdana, sans-serif"/>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automatic-styles>
    <style:style style:name="P1" style:family="paragraph" style:parent-style-name="Standard">
      <style:text-properties officeooo:paragraph-rsid="001d1a62"/>
    </style:style>
    <style:style style:name="P2" style:family="paragraph" style:parent-style-name="Standard">
      <style:text-properties officeooo:paragraph-rsid="00202043"/>
    </style:style>
    <style:style style:name="P3" style:family="paragraph" style:parent-style-name="Standard">
      <style:text-properties officeooo:paragraph-rsid="00206d0d"/>
    </style:style>
    <style:style style:name="P4" style:family="paragraph" style:parent-style-name="Standard">
      <style:text-properties officeooo:rsid="002121e2" officeooo:paragraph-rsid="002121e2"/>
    </style:style>
    <style:style style:name="P5" style:family="paragraph" style:parent-style-name="Standard">
      <style:text-properties officeooo:paragraph-rsid="00228b1a"/>
    </style:style>
    <style:style style:name="P6" style:family="paragraph" style:parent-style-name="Standard">
      <style:paragraph-properties fo:margin-left="0cm" fo:margin-right="0cm" fo:orphans="2" fo:widows="2" fo:text-indent="0cm" style:auto-text-indent="false"/>
      <style:text-properties fo:font-variant="normal" fo:text-transform="none" fo:color="#484848" fo:letter-spacing="normal" officeooo:rsid="001eff0a" officeooo:paragraph-rsid="001eff0a"/>
    </style:style>
    <style:style style:name="T1" style:family="text">
      <style:text-properties officeooo:rsid="001d1a62"/>
    </style:style>
    <style:style style:name="T2" style:family="text">
      <style:text-properties style:font-name="Verdana" fo:font-size="9pt" fo:font-style="normal" fo:font-weight="normal"/>
    </style:style>
    <style:style style:name="T3" style:family="text">
      <style:text-properties fo:font-variant="normal" fo:text-transform="none" fo:color="#555555" style:font-name="Trebuchet MS" fo:font-size="9.75pt" fo:letter-spacing="normal" fo:font-style="normal"/>
    </style:style>
    <style:style style:name="T4" style:family="text">
      <style:text-properties officeooo:rsid="0023c797"/>
    </style:style>
    <style:style style:name="T5" style:family="text">
      <style:text-properties officeooo:rsid="002555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3">2.1 What is the purpose of system calls?</text:span></text:h>
      <text:p text:style-name="Standard">2-1. 시스템 호출의 목적은 무엇인가?</text:p>
      <text:p text:style-name="Standard">시스템 호출(system call)은 운영 체제의 커널이 제공하는 서비스에 대해, 응용 프로그램의 요청에 따라 커널에 접근하기 위한 인터페이스이다. </text:p>
      <text:p text:style-name="Standard">즉, 이중연산모드에서 모드를 변경하여 제어권을 운영체제에게 넘겨주기 위한 목적이다.</text:p>
      <text:p text:style-name="Standard"/>
      <text:h text:style-name="Heading_20_3" text:outline-level="3"><text:span text:style-name="T3">2.3 What are the three major activities of an operating system with regard to memory management?</text:span></text:h>
      <text:p text:style-name="Standard">2-3. 메모리 관리와 연관된 운영체제의 주요 활동 3가지는 무엇인가?</text:p>
      <text:p text:style-name="Standard">메모리 관리와 관련하여, 운영체제는 다음과 같은 일을 담당한다고 한다.</text:p>
      <text:p text:style-name="Standard"/>
      <text:p text:style-name="P1">첫 번째로 메모리의 어느 부분이 현재 사용되고 있으며, 누구에 의해 사용되고 있는지를 추적한다.</text:p>
      <text:p text:style-name="P1">두 번째로 어떤 프로세스를 메모리에 적재하고 제거할 것인지 결정한다.</text:p>
      <text:p text:style-name="P1">세 번째로 필요에 따라 메모리 공간을 할당하고 회수한다.</text:p>
      <text:p text:style-name="P1"/>
      <text:p text:style-name="P2">이와 같은 활동에 따라 살펴보면, <text:s/>운영체제는 메모리 사용량에 대해 <text:span text:style-name="T1">accounting을 실행하여 메모리 상에 떠있는 모든 프로그램들의 진행 상태를 관리한다. 또한, 인터럽트 발생으로 인한 시스템 호출의 긍정적인지 부정적인지에 대한 여부에 따라 프로세스의 진행 및 강제 종료에 관여한다. 종료된 프로그램에 대해서는 자원을 회수, 메모리 공간을 확보하여 하드웨어의 최적화를 진행한다. <text:s/>이외에도 메인 메모리의 원활한 활용을 위해 보조 저장장치 및 3차 저장 장치를 관리한다.</text:span></text:p>
      <text:p text:style-name="P2"><text:span text:style-name="T1"><text:s/></text:span></text:p>
      <text:h text:style-name="Heading_20_3" text:outline-level="3"><text:span text:style-name="T3">2.6 What system calls have to be executed by a command interpreter or shell in order to start a new process?</text:span></text:h>
      <text:p text:style-name="Standard">2-6. 커널을 시작하기 위해서 명령어 해석기 또는 셸이 실행해야 하는 시스템 호출은 무엇인가?</text:p>
      <text:p text:style-name="P6"><text:span text:style-name="T2">Windows와 Unix에서 각각 CreateProcess()와 fork() 명령어를 통해 커널을 실행하고자 한다. </text:span></text:p>
      <text:h text:style-name="Heading_20_3" text:outline-level="3"><text:span text:style-name="T3"/></text:h>
      <text:h text:style-name="Heading_20_3" text:outline-level="3"><text:span text:style-name="T3">2.9 List five services provided by an operating system, and explain how each creates convenience for users. In which cases would it be impossible for user-level programs to provide these services? Explain your answer.</text:span></text:h>
      <text:p text:style-name="Standard">2-9. 운영체제가 제공하는 서비스 5개를 나열하고 각각의 서비스가 사용자들에게 어떤 방식으로 편리함을 제공하는지 설명하시오. 사용자 수준 프로그램에서 이러한 서비스를 제공하는 것이 불가능한 경우는 무엇인가? 여러분의 답을 논증하시오. </text:p>
      <text:p text:style-name="Standard">운영체제, 즉, 커널이 사용자에게 도움을 주기 위해 제공하는 서비스는 다음과 같다.</text:p>
      <text:p text:style-name="Standard">프로그램 실행, 입출력 연산, 파일시스템 조작, 통신, 오류 탐지 기능이 있다. </text:p>
      <text:p text:style-name="Standard">프로그램 실행 기능은 프로그램의 실행과 종료를 운영체제가 담당하여 시스템 호출을 통해 사용자가 의도적으로 프로그램을 실행 및 종료할 수 있도록 해주고, 필요 여부에 따라 오류를 일으키는 프로그램을 강제로 종료해준다.</text:p>
      <text:p text:style-name="Standard">입출력 연산은 입출력장치와 관련하여 사용자가 직접 제어할 수 없는 입출력 장치에 대해 대신 제어를 해주며 장치를 보다 효율적으로 사용할 수 있도록 돕는다.</text:p>
      <text:p text:style-name="P3">파일 시스템 조작을 통해서는 사용자가 데이터의 정리 및 접근을 보다 쉽게 할 수 있도록 파일 시스템을 시각화하여 보여준다. </text:p>
      <text:p text:style-name="P3"><text:soft-page-break/>통신 서비스에서는 네트워크를 통한 정보 전달을 용이하게 하거나, 사용자가 사용중인 컴퓨터 내에서의 정보 통신이 원할할 수 있도록 돕는 서비스를 제공한다.</text:p>
      <text:p text:style-name="P3">오류 탐지 서비스에서는 사용자가 컴퓨터를 사용하며 발생할 수 있는 모든 오류 사항에 대해 관여하며 조치를 취하여 오류를 탐지해내는 서비스를 제공한다. </text:p>
      <text:p text:style-name="P3"><text:s/>프로그램 실행과 입출력 연산의 경우, 커널 자체에서 하드웨어 자원 관리를 통해 제공할 수 있는 서비스이기 때문에 사용자 수준 프로그램에서 서비스 제공이 불가능하다.</text:p>
      <text:p text:style-name="P3">또한, 파일 시스템 조작과 관련해서는 파일 접근 자체가 보호 및 보안 서비스와 연관될 수 있는 권한 문제를 가지기 때문에 사용자는 자체적으로 파일 조작 서비스를 할 수 없다.</text:p>
      <text:p text:style-name="P3">통신의 경우 공유 메모리 전달은 메모리 접근을 통한 정보 전달이라 하드웨어에 접근하는 방향이기 때문에 사용자 접근이 불가능하고, 메시지 전달 방법 또한 운영체제의 조작에 의한 정보의 패킷 전달이기 때문에 마찬가지로 사용자 수준에서 서비스가 불가능하다. <text:s/></text:p>
      <text:p text:style-name="P4">반면에 오류 탐지 서비스의 경우, 사용자 수준에서 사용이 가능할 수 있다. 가장 대표적인 예로는 디버깅 서비스 제공이 있다. 사용자가 프로그램을 이용할 때 디버그 시스템을 설정하여 사용함으로써, 사용자 프로그램 자체의 오류를 직접 탐지하고자 할 수 있다. </text:p>
      <text:p text:style-name="Standard"/>
      <text:h text:style-name="Heading_20_3" text:outline-level="3"><text:span text:style-name="T3">2.12 The services and functions provided by an operating system can be divided into two main categories. Briefly describe the two categories, and discuss how they differ.</text:span></text:h>
      <text:p text:style-name="Standard">2-12. 운영체제가 제공하는 서비스와 기능은 크게 두 범주로 나눌 수 있다. 두 범주에 대해 간략히 설명하고 차이점을 논의하시오.</text:p>
      <text:p text:style-name="P5">운영체제가 제공하는 서비스와 기능은 서비스를 하는 목적에 따라 두 범주로 나뉜다. 두 가지 범주에는 사용자에게 도움을 주는 것이 목적인 서비스와 시스템의 효율성에 목적을 둔 서비스가 있다. </text:p>
      <text:p text:style-name="P5">사용자에게 도움을 주는 서비스는 사용자가 직접 관여하여 이용할 수 없는 서비스에 대해 운영체제가 동작을 대신하여 사용자가 프로그램을 이용할 때 편리하도록 돕는다. 즉, 사용자에게 인터페이스 환경을 구성해 주는 것이 주 목적인 서비스들이 범주 내에 있다. </text:p>
      <text:p text:style-name="P5">반면에 시스템의 효율성에 목적을 둔 서비스는 주로 메모리 관리에 관련된 기능들이 범주에 속해있다. 자원 할당과 보호 및 보안 서비스는 메모리 최적화를 통해 하드웨어 운용에 도움을 주기 위한 서비스이고, 보호 및 보안 서비스는 각각 사용되는 메모리 할당량에 대한 파티션 역할 및 공격으로부터 메모리를 보호하는 기능을 한다. </text:p>
      <text:p text:style-name="Standard"/>
      <text:h text:style-name="Heading_20_3" text:outline-level="3"><text:span text:style-name="T3">2.14 Describe how you could obtain a statistical profile of the amount of time spent by a program executing different sections of its code. Discuss the importance of obtaining such a statistical profile.</text:span></text:h>
      <text:p text:style-name="Standard">2-14. 프로그램 코드와 각 영역을 실행하는 데 걸린 시간에 대한 통계 프로파일을 얻는 방법에 대해 설명하시오. 이러한 통계 프로파일을 확보하는 것이 중요한 이유에 대해 논의하시오. </text:p>
      <text:p text:style-name="Standard">통계 프로 파일은 운영체제의 <text:span text:style-name="T4">a</text:span>ccounting 기능을 활용하여 얻을 수 있다. 운영체제가 제공하는 <text:span text:style-name="T5">accounting 서비스는 사용자가 어떤 종류의 자원을 얼마나 많이 사용하였는지 추적하는 시스템이다. 추적을 통해 통계 프로파일을 산출할 수 있으며, 이렇게 산출된 프로파일은 주로 어떠한 프로세스가 자원을 오랫동안 많이 사용하였는지 시각화하여 보여주게 되므로, 결론적으로 통계를 기준으로 프로그램을 최적화 시킬 수 있도록 돕는다.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ans" svg:font-family="'Noto Sans', sans-serif"/>
    <style:font-face style:name="Trebuchet MS" svg:font-family="'Trebuchet MS', Verdana, sans-serif"/>
    <style:font-face style:name="Verdana" svg:font-family="Verdana, sans-serif"/>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Title"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JP1" style:font-family-asian="'Noto Sans CJK J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7T11:10:46.871773115</meta:creation-date>
    <dc:date>2020-05-27T20:20:03.073332255</dc:date>
    <meta:editing-duration>PT11M43S</meta:editing-duration>
    <meta:editing-cycles>1</meta:editing-cycles>
    <meta:document-statistic meta:table-count="0" meta:image-count="0" meta:object-count="0" meta:page-count="2" meta:paragraph-count="36" meta:word-count="2150" meta:character-count="3555" meta:non-whitespace-character-count="2797"/>
    <meta:generator>LibreOffice/6.0.7.3$Linux_X86_64 LibreOffice_project/00m0$Build-3</meta:generator>
  </office:meta>
</office:document-meta>
</file>